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86" calcext:value-type="float">
            <text:p>45.9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86" calcext:value-type="float">
            <text:p>45.9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86" calcext:value-type="float">
            <text:p>45.9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8016" calcext:value-type="float">
            <text:p>45.8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86" calcext:value-type="float">
            <text:p>45.9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86" calcext:value-type="float">
            <text:p>45.9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86" calcext:value-type="float">
            <text:p>45.9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86" calcext:value-type="float">
            <text:p>45.9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86" calcext:value-type="float">
            <text:p>45.9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86" calcext:value-type="float">
            <text:p>45.9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86" calcext:value-type="float">
            <text:p>45.9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86" calcext:value-type="float">
            <text:p>45.9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8016" calcext:value-type="float">
            <text:p>45.8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19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38" calcext:value-type="float">
            <text:p>45.6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38" calcext:value-type="float">
            <text:p>45.6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8016" calcext:value-type="float">
            <text:p>45.8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1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38" calcext:value-type="float">
            <text:p>45.6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0416" calcext:value-type="float">
            <text:p>46.0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34" calcext:value-type="float">
            <text:p>46.2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86" calcext:value-type="float">
            <text:p>45.9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1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1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1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1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956" calcext:value-type="float">
            <text:p>46.0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432" calcext:value-type="float">
            <text:p>49.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16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1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676" calcext:value-type="float">
            <text:p>46.4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1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1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832" calcext:value-type="float">
            <text:p>51.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1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1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9976" calcext:value-type="float">
            <text:p>46.2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1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62" calcext:value-type="float">
            <text:p>49.6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1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2616" calcext:value-type="float">
            <text:p>44.5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4216" calcext:value-type="float">
            <text:p>45.9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1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4216" calcext:value-type="float">
            <text:p>45.9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5784" calcext:value-type="float">
            <text:p>45.5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1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0064" calcext:value-type="float">
            <text:p>45.4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1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1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1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568" calcext:value-type="float">
            <text:p>45.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7184" calcext:value-type="float">
            <text:p>45.2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0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6416" calcext:value-type="float">
            <text:p>48.2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076" calcext:value-type="float">
            <text:p>51.8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4872" calcext:value-type="float">
            <text:p>44.3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0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6088" calcext:value-type="float">
            <text:p>43.3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0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0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084" calcext:value-type="float">
            <text:p>44.8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38" calcext:value-type="float">
            <text:p>45.6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0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200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199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9976" calcext:value-type="float">
            <text:p>46.2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199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384" calcext:value-type="float">
            <text:p>45.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199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199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2144" calcext:value-type="float">
            <text:p>46.8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199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8456" calcext:value-type="float">
            <text:p>49.3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199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7968" calcext:value-type="float">
            <text:p>46.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198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7368" calcext:value-type="float">
            <text:p>45.9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198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1616" calcext:value-type="float">
            <text:p>47.9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198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7296" calcext:value-type="float">
            <text:p>47.7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9256" calcext:value-type="float">
            <text:p>48.1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197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5264" calcext:value-type="float">
            <text:p>48.9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197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8848" calcext:value-type="float">
            <text:p>46.4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197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1472" calcext:value-type="float">
            <text:p>43.7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197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3112" calcext:value-type="float">
            <text:p>41.6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197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2208" calcext:value-type="float">
            <text:p>46.6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197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3272" calcext:value-type="float">
            <text:p>46.7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197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6032" calcext:value-type="float">
            <text:p>45.9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196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196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196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195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7976" calcext:value-type="float">
            <text:p>45.5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195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195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195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9104" calcext:value-type="float">
            <text:p>41.5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195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2048" calcext:value-type="float">
            <text:p>41.5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195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195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6032" calcext:value-type="float">
            <text:p>42.1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1956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195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195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195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1168" calcext:value-type="float">
            <text:p>42.1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195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3901</text:p>
          </table:table-cell>
          <table:table-cell office:value-type="string" calcext:value-type="string">
            <text:p>TxDOT Rest Stop</text:p>
          </table:table-cell>
          <table:table-cell office:value-type="string" calcext:value-type="string">
            <text:p>195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78" meta:object-count="0"/>
    <meta:user-defined meta:name="AppVersion">3.0</meta:user-defined>
  </office:meta>
</office:document-meta>
</file>